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C5DE5A14B8BA6B57E0.png" manifest:media-type="image/png"/>
  <manifest:file-entry manifest:full-path="Pictures/100000000000016600000077FE5CCBA033E2C03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4.382cm"/>
    </style:style>
    <style:style style:name="Tabella1.D" style:family="table-column">
      <style:table-column-properties style:column-width="1.018cm"/>
    </style:style>
    <style:style style:name="Tabella1.E" style:family="table-column">
      <style:table-column-properties style:column-width="1.401cm"/>
    </style:style>
    <style:style style:name="Tabella1.F" style:family="table-column">
      <style:table-column-properties style:column-width="0.926cm"/>
    </style:style>
    <style:style style:name="Tabella1.G" style:family="table-column">
      <style:table-column-properties style:column-width="2.963cm"/>
    </style:style>
    <style:style style:name="Tabella1.H" style:family="table-column">
      <style:table-column-properties style:column-width="0.531cm"/>
    </style:style>
    <style:style style:name="Tabella1.I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2.062cm" fo:background-color="transparent" fo:keep-together="auto">
        <style:background-image/>
      </style:table-row-properties>
    </style:style>
    <style:style style:name="Tabella1.A19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19" style:family="table-cell">
      <style:table-cell-properties style:vertical-align="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loext:opacity="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10pt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" fo:font-size="16.5pt" style:font-size-asian="16.5pt" style:font-size-complex="16.5pt"/>
    </style:style>
    <style:style style:name="T3" style:family="text">
      <style:text-properties fo:color="#ff0000" loext:opacity="100%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loext:opacity="100%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T5" style:family="text">
      <style:text-properties fo:color="#ff0000" loext:opacity="100%" fo:font-weight="normal" style:font-weight-asian="normal" style:font-weight-complex="normal"/>
    </style:style>
    <style:style style:name="T6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04cm, 0.95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3" office:value-type="string">
            <text:p text:style-name="Micronaet_20_-_20_Tabella_20_titolo">Cliente</text:p>
          </table:table-cell>
          <table:covered-table-cell/>
          <table:covered-table-cell/>
          <table:table-cell table:style-name="Tabella1.F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3"><text:placeholder text:placeholder-type="text">&lt;o.ref&gt;</text:placeholder></text:p>
          </table:table-cell>
          <table:table-cell table:style-name="Tabella1.B2" office:value-type="string">
            <text:p text:style-name="P10"><text:placeholder text:placeholder-type="text">&lt;formatLang(o.date, date=True) if o.date else ""&gt;</text:placeholder></text:p>
          </table:table-cell>
          <table:table-cell table:style-name="Tabella1.C2" table:number-columns-spanned="3" office:value-type="string">
            <text:p text:style-name="P10"><text:placeholder text:placeholder-type="text">&lt;o.partner_id.name if o.partner_id else '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10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3" office:value-type="string">
            <text:p text:style-name="P7">Rif. Cliente Codice NC</text:p>
          </table:table-cell>
          <table:covered-table-cell/>
          <table:covered-table-cell/>
          <table:table-cell table:style-name="Tabella1.A3" table:number-columns-spanned="2" office:value-type="string">
            <text:p text:style-name="P17">Rif. DDT</text:p>
          </table:table-cell>
          <table:covered-table-cell/>
          <table:table-cell table:style-name="Tabella1.H3" table:number-columns-spanned="2" office:value-type="string">
            <text:p text:style-name="P17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9"><text:placeholder text:placeholder-type="text">&lt;o.partner_ref&gt;</text:placeholder></text:p>
          </table:table-cell>
          <table:covered-table-cell/>
          <table:table-cell table:style-name="Tabella1.C4" table:number-columns-spanned="3" office:value-type="string">
            <text:p text:style-name="P9"><text:placeholder text:placeholder-type="text">&lt;o.customer_ref&gt;</text:placeholder></text:p>
          </table:table-cell>
          <table:covered-table-cell/>
          <table:covered-table-cell/>
          <table:table-cell table:style-name="Tabella1.F4" table:number-columns-spanned="2" office:value-type="string">
            <text:p text:style-name="P16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H4" table:number-columns-spanned="2" office:value-type="string">
            <text:p text:style-name="P16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F1" table:number-columns-spanned="9" office:value-type="string">
            <text:p text:style-name="P12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9" office:value-type="string">
            <text:p text:style-name="P11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3" office:value-type="string">
            <text:p text:style-name="Micronaet_20_-_20_Tabella_20_titolo">Prodotto</text:p>
          </table:table-cell>
          <table:covered-table-cell/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H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8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8"><text:placeholder text:placeholder-type="text">&lt;l.lot_id.name&gt;</text:placeholder></text:p>
          </table:table-cell>
          <table:table-cell table:style-name="Tabella1.B9" table:number-columns-spanned="3" office:value-type="string">
            <text:p text:style-name="P8"><text:placeholder text:placeholder-type="text">&lt;l.lot_id.product_id.name&gt;</text:placeholder></text:p>
          </table:table-cell>
          <table:covered-table-cell/>
          <table:covered-table-cell/>
          <table:table-cell table:style-name="Tabella1.B9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I9" office:value-type="string">
            <text:p text:style-name="P8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19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5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4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4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4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3" office:value-type="string">
            <text:p text:style-name="P5"/>
          </table:table-cell>
          <table:covered-table-cell/>
          <table:covered-table-cell/>
          <table:table-cell table:style-name="Tabella1.D19" table:number-columns-spanned="6" office:value-type="string">
            <text:p text:style-name="P5">Ufficio Qualità<text:line-break/><draw:frame draw:style-name="fr1" draw:name="image: asimage(o.reference_user_id.signature_image)" text:anchor-type="as-char" svg:width="5.29cm" style:rel-width="54%" svg:height="0.041cm" style:rel-height="scale-min" draw:z-index="1"><draw:text-box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loext:opacity="100%" style:font-name="Ubuntu Light" fo:font-size="16.5pt" style:font-size-asian="16.5pt" style:font-size-complex="16.5pt"/>
    </style:style>
    <style:style style:name="MT2" style:family="text">
      <style:text-properties fo:color="#ff0000" loext:opacity="100%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loext:opacity="100%" fo:font-weight="normal" style:font-weight-asian="normal" style:font-weight-complex="normal"/>
    </style:style>
    <style:style style:name="MT5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loext:opacity="100%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loext:opacity="100%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04cm, 0.95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1" text:anchor-type="char" svg:x="16.224cm" svg:y="0.261cm" svg:width="2.96cm" svg:height="2.992cm" draw:z-index="2"><draw:image xlink:href="Pictures/100000010000024F000002C5DE5A14B8BA6B57E0.png" xlink:type="simple" xlink:show="embed" xlink:actuate="onLoad" draw:mime-type="image/png"/></draw:frame></text:p>
        <text:p text:style-name="MP1"><draw:frame draw:style-name="Mfr2" draw:name="immagini1" text:anchor-type="paragraph" svg:x="8.38cm" svg:y="0.12cm" svg:width="5.68cm" svg:height="1.891cm" draw:z-index="0"><draw:image xlink:href="Pictures/100000000000016600000077FE5CCBA033E2C031.jpg" xlink:type="simple" xlink:show="embed" xlink:actuate="onLoad" draw:mime-type="image/jpeg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pan text:style-name="MT2"><text:s text:c="6"/></text:span><text:span text:style-name="MT4"><text:s text:c="8"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2-11-16T10:50:05.356000000</dc:date>
    <meta:editing-duration>P1DT16H29M9S</meta:editing-duration>
    <meta:editing-cycles>452</meta:editing-cycles>
    <meta:generator>LibreOffice/7.2.4.1$Windows_X86_64 LibreOffice_project/27d75539669ac387bb498e35313b970b7fe9c4f9</meta:generator>
    <meta:document-statistic meta:table-count="1" meta:image-count="2" meta:object-count="0" meta:page-count="1" meta:paragraph-count="44" meta:word-count="111" meta:character-count="911" meta:non-whitespace-character-count="801"/>
    <meta:user-defined meta:name="Info 1"/>
    <meta:user-defined meta:name="Info 2"/>
    <meta:user-defined meta:name="Info 3"/>
    <meta:user-defined meta:name="Info 4"/>
  </office:meta>
</office:document-meta>
</file>